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28.229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4.704cm"/>
    </style:style>
    <style:style style:name="Таблица1.E" style:family="table-column">
      <style:table-column-properties style:column-width="4.70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line-height="100%"/>
      <style:text-properties style:font-name="Times New Roman" style:font-name-complex="Times New Roman1"/>
    </style:style>
    <style:style style:name="P3" style:family="paragraph" style:parent-style-name="Standard">
      <style:text-properties style:font-name="Times New Roman" fo:background-color="#ffffff" style:font-name-complex="Times New Roman1"/>
    </style:style>
    <style:style style:name="P4" style:family="paragraph" style:parent-style-name="Standard">
      <style:paragraph-properties fo:background-color="#ffffff">
        <style:background-image/>
      </style:paragraph-properties>
    </style:style>
    <style:style style:name="P5" style:family="paragraph" style:parent-style-name="Standard">
      <style:paragraph-properties fo:background-color="#ffffff">
        <style:background-image/>
      </style:paragraph-properties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style:font-name-complex="Times New Roman1"/>
    </style:style>
    <style:style style:name="P8" style:family="paragraph" style:parent-style-name="Standard" style:list-style-name="L2">
      <style:paragraph-properties fo:margin-top="0cm" fo:margin-bottom="0cm" fo:line-height="100%"/>
      <style:text-properties style:font-name="Times New Roman" fo:background-color="#ffffff" style:font-name-complex="Times New Roman1"/>
    </style:style>
    <style:style style:name="P9" style:family="paragraph" style:parent-style-name="Standard" style:list-style-name="L3">
      <style:paragraph-properties fo:margin-top="0cm" fo:margin-bottom="0cm" fo:line-height="100%"/>
      <style:text-properties style:font-name="Times New Roman" fo:background-color="#ffffff" style:font-name-complex="Times New Roman1"/>
    </style:style>
    <style:style style:name="P10" style:family="paragraph" style:parent-style-name="Standard">
      <style:paragraph-properties fo:margin-top="0cm" fo:margin-bottom="0cm" fo:line-height="100%"/>
      <style:text-properties fo:background-color="#ffffff"/>
    </style:style>
    <style:style style:name="P11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12" style:family="paragraph" style:parent-style-name="Standard" style:list-style-name="L1">
      <style:paragraph-properties fo:margin-top="0cm" fo:margin-bottom="0cm" fo:line-height="100%" fo:background-color="#ffffff">
        <style:background-image/>
      </style:paragraph-properties>
    </style:style>
    <style:style style:name="P13" style:family="paragraph" style:parent-style-name="Heading_20_1" style:list-style-name="WWNum39"/>
    <style:style style:name="P14" style:family="paragraph" style:parent-style-name="Heading_20_3">
      <style:paragraph-properties fo:margin-top="0.085cm" fo:margin-bottom="0.212cm" fo:background-color="#ffffff">
        <style:background-image/>
      </style:paragraph-properties>
    </style:style>
    <style:style style:name="P15" style:family="paragraph" style:parent-style-name="Heading_20_3">
      <style:paragraph-properties fo:margin-top="0.085cm" fo:margin-bottom="0.212cm" fo:background-color="#ffffff"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Heading_20_3">
      <style:paragraph-properties fo:margin-top="0.085cm" fo:margin-bottom="0.212cm" fo:background-color="#ffffff">
        <style:background-image/>
      </style:paragraph-properties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17" style:family="paragraph" style:parent-style-name="Heading_20_3" style:list-style-name="WWNum3">
      <style:paragraph-properties fo:margin-top="0.085cm" fo:margin-bottom="0.212cm" fo:background-color="#ffffff">
        <style:background-image/>
      </style:paragraph-properties>
    </style:style>
    <style:style style:name="P18" style:family="paragraph" style:parent-style-name="Heading_20_3" style:list-style-name="WWNum3">
      <style:paragraph-properties fo:margin-top="0.085cm" fo:margin-bottom="0.212cm" fo:background-color="#ffffff">
        <style:background-image/>
      </style:paragraph-properties>
    </style:style>
    <style:style style:name="P19" style:family="paragraph" style:parent-style-name="Heading_20_3" style:list-style-name="WWNum5">
      <style:paragraph-properties fo:margin-top="0.085cm" fo:margin-bottom="0.212cm" fo:background-color="#ffffff">
        <style:background-image/>
      </style:paragraph-properties>
    </style:style>
    <style:style style:name="P20" style:family="paragraph" style:parent-style-name="Heading_20_3" style:list-style-name="WWNum7">
      <style:paragraph-properties fo:margin-top="0.085cm" fo:margin-bottom="0.212cm" fo:background-color="#ffffff">
        <style:background-image/>
      </style:paragraph-properties>
    </style:style>
    <style:style style:name="P21" style:family="paragraph" style:parent-style-name="Heading_20_3" style:list-style-name="WWNum9">
      <style:paragraph-properties fo:margin-top="0.085cm" fo:margin-bottom="0.212cm" fo:background-color="#ffffff">
        <style:background-image/>
      </style:paragraph-properties>
    </style:style>
    <style:style style:name="P22" style:family="paragraph" style:parent-style-name="Heading_20_3" style:list-style-name="WWNum15">
      <style:paragraph-properties fo:margin-top="0.085cm" fo:margin-bottom="0.212cm" fo:background-color="#ffffff">
        <style:background-image/>
      </style:paragraph-properties>
    </style:style>
    <style:style style:name="P23" style:family="paragraph" style:parent-style-name="Heading_20_3" style:list-style-name="WWNum15">
      <style:paragraph-properties fo:margin-top="0.085cm" fo:margin-bottom="0.212cm" fo:background-color="#ffffff">
        <style:background-image/>
      </style:paragraph-properties>
    </style:style>
    <style:style style:name="P24" style:family="paragraph" style:parent-style-name="Heading_20_3" style:list-style-name="WWNum24">
      <style:paragraph-properties fo:margin-top="0.085cm" fo:margin-bottom="0.212cm" fo:background-color="#ffffff">
        <style:background-image/>
      </style:paragraph-properties>
    </style:style>
    <style:style style:name="P25" style:family="paragraph" style:parent-style-name="Heading_20_3" style:list-style-name="WWNum24">
      <style:paragraph-properties fo:margin-top="0.085cm" fo:margin-bottom="0.212cm" fo:background-color="#ffffff">
        <style:background-image/>
      </style:paragraph-properties>
    </style:style>
    <style:style style:name="P26" style:family="paragraph" style:parent-style-name="Heading_20_3" style:list-style-name="WWNum29">
      <style:paragraph-properties fo:margin-top="0.085cm" fo:margin-bottom="0.212cm" fo:background-color="#ffffff">
        <style:background-image/>
      </style:paragraph-properties>
    </style:style>
    <style:style style:name="P27" style:family="paragraph" style:parent-style-name="Heading_20_3" style:list-style-name="WWNum37">
      <style:paragraph-properties fo:margin-top="0.085cm" fo:margin-bottom="0.212cm" fo:background-color="#ffffff">
        <style:background-image/>
      </style:paragraph-properties>
    </style:style>
    <style:style style:name="P28" style:family="paragraph" style:parent-style-name="Heading_20_3">
      <style:paragraph-properties fo:margin-top="0.085cm" fo:margin-bottom="0.212cm" fo:background-color="#ffffff">
        <style:background-image/>
      </style:paragraph-properties>
      <style:text-properties fo:background-color="#ffffff"/>
    </style:style>
    <style:style style:name="P29" style:family="paragraph" style:parent-style-name="Heading_20_3">
      <style:paragraph-properties fo:margin-top="0.085cm" fo:margin-bottom="0cm" fo:line-height="100%" fo:background-color="#ffffff">
        <style:background-image/>
      </style:paragraph-properties>
    </style:style>
    <style:style style:name="P30" style:family="paragraph" style:parent-style-name="Heading_20_3">
      <style:paragraph-properties fo:margin-top="0.085cm" fo:margin-bottom="0cm" fo:line-height="100%" fo:background-color="#ffffff">
        <style:background-image/>
      </style:paragraph-properties>
    </style:style>
    <style:style style:name="P31" style:family="paragraph" style:parent-style-name="Heading_20_3" style:list-style-name="WWNum17">
      <style:paragraph-properties fo:margin-top="0.085cm" fo:margin-bottom="0cm" fo:line-height="100%" fo:background-color="#ffffff">
        <style:background-image/>
      </style:paragraph-properties>
    </style:style>
    <style:style style:name="P32" style:family="paragraph" style:parent-style-name="Heading_20_3" style:list-style-name="WWNum18">
      <style:paragraph-properties fo:margin-top="0.085cm" fo:margin-bottom="0cm" fo:line-height="100%" fo:background-color="#ffffff">
        <style:background-image/>
      </style:paragraph-properties>
    </style:style>
    <style:style style:name="P33" style:family="paragraph" style:parent-style-name="Heading_20_3" style:list-style-name="WWNum18">
      <style:paragraph-properties fo:margin-top="0.085cm" fo:margin-bottom="0cm" fo:line-height="100%" fo:background-color="#ffffff">
        <style:background-image/>
      </style:paragraph-properties>
    </style:style>
    <style:style style:name="P34" style:family="paragraph" style:parent-style-name="Heading_20_3" style:list-style-name="WWNum23">
      <style:paragraph-properties fo:margin-top="0.085cm" fo:margin-bottom="0cm" fo:line-height="100%" fo:background-color="#ffffff">
        <style:background-image/>
      </style:paragraph-properties>
    </style:style>
    <style:style style:name="P35" style:family="paragraph" style:parent-style-name="Heading_20_3" style:list-style-name="WWNum26">
      <style:paragraph-properties fo:margin-top="0.085cm" fo:margin-bottom="0cm" fo:line-height="100%" fo:background-color="#ffffff">
        <style:background-image/>
      </style:paragraph-properties>
    </style:style>
    <style:style style:name="P36" style:family="paragraph" style:parent-style-name="Heading_20_3" style:list-style-name="WWNum27">
      <style:paragraph-properties fo:margin-top="0.085cm" fo:margin-bottom="0cm" fo:line-height="100%" fo:background-color="#ffffff">
        <style:background-image/>
      </style:paragraph-properties>
    </style:style>
    <style:style style:name="P37" style:family="paragraph" style:parent-style-name="Heading_20_3" style:list-style-name="WWNum27">
      <style:paragraph-properties fo:margin-top="0.085cm" fo:margin-bottom="0cm" fo:line-height="100%" fo:background-color="#ffffff">
        <style:background-image/>
      </style:paragraph-properties>
    </style:style>
    <style:style style:name="P38" style:family="paragraph" style:parent-style-name="Heading_20_3" style:list-style-name="WWNum30">
      <style:paragraph-properties fo:margin-top="0.085cm" fo:margin-bottom="0cm" fo:line-height="100%" fo:background-color="#ffffff">
        <style:background-image/>
      </style:paragraph-properties>
    </style:style>
    <style:style style:name="P39" style:family="paragraph" style:parent-style-name="Heading_20_3" style:list-style-name="WWNum36">
      <style:paragraph-properties fo:margin-top="0.085cm" fo:margin-bottom="0cm" fo:line-height="100%" fo:background-color="#ffffff">
        <style:background-image/>
      </style:paragraph-properties>
    </style:style>
    <style:style style:name="P40" style:family="paragraph" style:parent-style-name="Heading_20_3">
      <style:paragraph-properties fo:margin-top="0.085cm" fo:margin-bottom="0cm" fo:line-height="100%" fo:background-color="#ffffff"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Heading_20_3">
      <style:paragraph-properties fo:margin-top="0.085cm" fo:margin-bottom="0cm" fo:line-height="100%" fo:background-color="#ffffff">
        <style:background-image/>
      </style:paragraph-properties>
      <style:text-properties fo:font-size="11pt" fo:font-weight="normal" fo:background-color="#ffff00" style:font-size-asian="11pt" style:font-weight-asian="normal" style:font-size-complex="11pt" style:font-weight-complex="normal"/>
    </style:style>
    <style:style style:name="P42" style:family="paragraph" style:parent-style-name="Heading_20_4" style:list-style-name="WWNum20">
      <style:paragraph-properties fo:margin-top="0.085cm" fo:margin-bottom="0.212cm" fo:background-color="#ffffff">
        <style:background-image/>
      </style:paragraph-properties>
    </style:style>
    <style:style style:name="P43" style:family="paragraph" style:parent-style-name="Heading_20_4" style:list-style-name="WWNum21">
      <style:paragraph-properties fo:margin-top="0.085cm" fo:margin-bottom="0.212cm" fo:line-height="100%" fo:background-color="#ffffff">
        <style:background-image/>
      </style:paragraph-properties>
    </style:style>
    <style:style style:name="P44" style:family="paragraph" style:parent-style-name="List_20_Paragraph" style:list-style-name="WWNum36"/>
    <style:style style:name="P45" style:family="paragraph" style:parent-style-name="List_20_Paragraph" style:list-style-name="WWNum21">
      <style:paragraph-properties fo:line-height="100%"/>
    </style:style>
    <style:style style:name="P46" style:family="paragraph" style:parent-style-name="List_20_Paragraph" style:list-style-name="WWNum1">
      <style:paragraph-properties fo:margin-top="0cm" fo:margin-bottom="0cm" fo:line-height="100%" fo:background-color="#ffffff">
        <style:background-image/>
      </style:paragraph-properties>
    </style:style>
    <style:style style:name="P47" style:family="paragraph" style:parent-style-name="List_20_Paragraph" style:list-style-name="WWNum11">
      <style:paragraph-properties fo:margin-top="0cm" fo:margin-bottom="0cm" fo:line-height="100%" fo:background-color="#ffffff">
        <style:background-image/>
      </style:paragraph-properties>
    </style:style>
    <style:style style:name="P48" style:family="paragraph" style:parent-style-name="List_20_Paragraph" style:list-style-name="WWNum13">
      <style:paragraph-properties fo:margin-top="0cm" fo:margin-bottom="0cm" fo:line-height="100%" fo:background-color="#ffffff">
        <style:background-image/>
      </style:paragraph-properties>
    </style:style>
    <style:style style:name="P49" style:family="paragraph" style:parent-style-name="List_20_Paragraph" style:list-style-name="WWNum33">
      <style:paragraph-properties fo:margin-top="0cm" fo:margin-bottom="0cm" fo:line-height="100%" fo:background-color="#ffffff">
        <style:background-image/>
      </style:paragraph-properties>
    </style:style>
    <style:style style:name="P50" style:family="paragraph" style:parent-style-name="List_20_Paragraph" style:list-style-name="WWNum34">
      <style:paragraph-properties fo:margin-top="0cm" fo:margin-bottom="0cm" fo:line-height="100%" fo:background-color="#ffffff">
        <style:background-image/>
      </style:paragraph-properties>
    </style:style>
    <style:style style:name="P51" style:family="paragraph" style:parent-style-name="List_20_Paragraph" style:list-style-name="WWNum2">
      <style:paragraph-properties fo:margin-top="0cm" fo:margin-bottom="0cm" fo:line-height="100%"/>
    </style:style>
    <style:style style:name="P52" style:family="paragraph" style:parent-style-name="List_20_Paragraph" style:list-style-name="WWNum4">
      <style:paragraph-properties fo:margin-top="0cm" fo:margin-bottom="0cm" fo:line-height="100%"/>
    </style:style>
    <style:style style:name="P53" style:family="paragraph" style:parent-style-name="List_20_Paragraph" style:list-style-name="WWNum6">
      <style:paragraph-properties fo:margin-top="0cm" fo:margin-bottom="0cm" fo:line-height="100%"/>
    </style:style>
    <style:style style:name="P54" style:family="paragraph" style:parent-style-name="List_20_Paragraph" style:list-style-name="WWNum8">
      <style:paragraph-properties fo:margin-top="0cm" fo:margin-bottom="0cm" fo:line-height="100%"/>
    </style:style>
    <style:style style:name="P55" style:family="paragraph" style:parent-style-name="List_20_Paragraph" style:list-style-name="WWNum10">
      <style:paragraph-properties fo:margin-top="0cm" fo:margin-bottom="0cm" fo:line-height="100%"/>
    </style:style>
    <style:style style:name="P56" style:family="paragraph" style:parent-style-name="List_20_Paragraph" style:list-style-name="WWNum12">
      <style:paragraph-properties fo:margin-top="0cm" fo:margin-bottom="0cm" fo:line-height="100%"/>
    </style:style>
    <style:style style:name="P57" style:family="paragraph" style:parent-style-name="List_20_Paragraph" style:list-style-name="WWNum14">
      <style:paragraph-properties fo:margin-top="0cm" fo:margin-bottom="0cm" fo:line-height="100%"/>
    </style:style>
    <style:style style:name="P58" style:family="paragraph" style:parent-style-name="List_20_Paragraph" style:list-style-name="WWNum16">
      <style:paragraph-properties fo:margin-top="0cm" fo:margin-bottom="0cm" fo:line-height="100%"/>
    </style:style>
    <style:style style:name="P59" style:family="paragraph" style:parent-style-name="List_20_Paragraph" style:list-style-name="WWNum19">
      <style:paragraph-properties fo:margin-top="0cm" fo:margin-bottom="0cm" fo:line-height="100%"/>
    </style:style>
    <style:style style:name="P60" style:family="paragraph" style:parent-style-name="List_20_Paragraph" style:list-style-name="WWNum22">
      <style:paragraph-properties fo:margin-top="0cm" fo:margin-bottom="0cm" fo:line-height="100%"/>
    </style:style>
    <style:style style:name="P61" style:family="paragraph" style:parent-style-name="List_20_Paragraph" style:list-style-name="WWNum25">
      <style:paragraph-properties fo:margin-top="0cm" fo:margin-bottom="0cm" fo:line-height="100%"/>
    </style:style>
    <style:style style:name="P62" style:family="paragraph" style:parent-style-name="List_20_Paragraph" style:list-style-name="WWNum28">
      <style:paragraph-properties fo:margin-top="0cm" fo:margin-bottom="0cm" fo:line-height="100%"/>
    </style:style>
    <style:style style:name="P63" style:family="paragraph" style:parent-style-name="List_20_Paragraph" style:list-style-name="WWNum40">
      <style:paragraph-properties fo:margin-top="0cm" fo:margin-bottom="0cm" fo:line-height="100%"/>
    </style:style>
    <style:style style:name="P64" style:family="paragraph" style:parent-style-name="List_20_Paragraph" style:list-style-name="WWNum31">
      <style:paragraph-properties fo:margin-top="0cm" fo:margin-bottom="0cm" fo:line-height="100%"/>
    </style:style>
    <style:style style:name="P65" style:family="paragraph" style:parent-style-name="List_20_Paragraph" style:list-style-name="WWNum32">
      <style:paragraph-properties fo:margin-top="0cm" fo:margin-bottom="0cm" fo:line-height="100%"/>
    </style:style>
    <style:style style:name="P66" style:family="paragraph" style:parent-style-name="List_20_Paragraph" style:list-style-name="WWNum35">
      <style:paragraph-properties fo:margin-top="0cm" fo:margin-bottom="0cm" fo:line-height="100%"/>
    </style:style>
    <style:style style:name="P67" style:family="paragraph" style:parent-style-name="List_20_Paragraph" style:list-style-name="WWNum38">
      <style:paragraph-properties fo:margin-top="0cm" fo:margin-bottom="0cm" fo:line-height="100%"/>
    </style:style>
    <style:style style:name="P68" style:family="paragraph" style:parent-style-name="List_20_Paragraph">
      <style:paragraph-properties fo:margin-top="0cm" fo:margin-bottom="0cm" fo:line-height="100%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language="en" fo:country="US" style:font-name-complex="Times New Roman1"/>
    </style:style>
    <style:style style:name="T4" style:family="text">
      <style:text-properties style:font-name="Times New Roman" fo:background-color="#ffff00" style:font-name-complex="Times New Roman1"/>
    </style:style>
    <style:style style:name="T5" style:family="text">
      <style:text-properties style:font-name="Times New Roman" fo:background-color="#ffffff" style:font-name-complex="Times New Roman1"/>
    </style:style>
    <style:style style:name="T6" style:family="text">
      <style:text-properties style:font-name="Times New Roman" fo:font-size="11pt" fo:font-weight="normal" fo:background-color="#ffffff" style:font-size-asian="11pt" style:font-weight-asian="normal" style:font-name-complex="Times New Roman1" style:font-size-complex="11pt" style:font-weight-complex="normal"/>
    </style:style>
    <style:style style:name="T7" style:family="text">
      <style:text-properties fo:color="#00000a" style:font-name="Times New Roman" style:font-name-complex="Times New Roman1"/>
    </style:style>
    <style:style style:name="T8" style:family="text">
      <style:text-properties fo:color="#00000a" style:font-name="Times New Roman" style:text-underline-style="none" style:font-name-complex="Times New Roman1"/>
    </style:style>
    <style:style style:name="T9" style:family="text">
      <style:text-properties fo:color="#00000a" style:font-name="Times New Roman" fo:language="en" fo:country="US" style:font-name-complex="Times New Roman1"/>
    </style:style>
    <style:style style:name="T10" style:family="text">
      <style:text-properties fo:color="#00000a" style:font-name="Times New Roman" fo:language="en" fo:country="US" style:text-underline-style="none" style:font-name-complex="Times New Roman1"/>
    </style:style>
    <style:style style:name="T11" style:family="text">
      <style:text-properties fo:color="#00000a" style:font-name="Times New Roman" fo:background-color="#ffff00" style:font-name-complex="Times New Roman1"/>
    </style:style>
    <style:style style:name="T12" style:family="text">
      <style:text-properties fo:color="#00000a" style:font-name="Times New Roman" fo:font-size="11pt" style:font-size-asian="11pt" style:font-name-complex="Times New Roman1" style:font-size-complex="11pt"/>
    </style:style>
    <style:style style:name="T13" style:family="text">
      <style:text-properties fo:color="#00000a" style:font-name="Times New Roman" fo:font-size="11pt" fo:language="en" fo:country="US" style:font-size-asian="11pt" style:font-name-complex="Times New Roman1" style:font-size-complex="11pt"/>
    </style:style>
    <style:style style:name="T14" style:family="text">
      <style:text-properties fo:color="#00000a" style:font-name="Times New Roman" fo:background-color="#ffffff" style:font-name-complex="Times New Roman1"/>
    </style:style>
    <style:style style:name="T15" style:family="text">
      <style:text-properties fo:color="#00000a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00000a" fo:font-size="11pt" fo:language="en" fo:country="US" fo:font-weight="normal" style:font-size-asian="11pt" style:font-weight-asian="normal" style:font-size-complex="11pt" style:font-weight-complex="normal"/>
    </style:style>
    <style:style style:name="T17" style:family="text">
      <style:text-properties fo:color="#00000a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font-size="11pt" fo:font-weight="normal" fo:background-color="#ffff00" style:font-size-asian="11pt" style:font-weight-asian="normal" style:font-size-complex="11pt" style:font-weight-complex="normal"/>
    </style:style>
    <style:style style:name="T20" style:family="text">
      <style:text-properties fo:font-size="11pt" fo:font-weight="normal" fo:background-color="#ffffff" style:font-size-asian="11pt" style:font-weight-asian="normal" style:font-size-complex="11pt" style:font-weight-complex="normal"/>
    </style:style>
    <style:style style:name="T21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22" style:family="text">
      <style:text-properties fo:font-size="11pt" fo:language="en" fo:country="US" fo:font-weight="normal" fo:background-color="#ffffff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4"/>
        <table:table-column table:style-name="Таблица1.E"/>
        <table:table-column table:style-name="Таблица1.A"/>
        <table:table-row table:style-name="Таблица1.1">
          <table:table-cell table:style-name="Таблица1.A1" office:value-type="string">
            <text:p text:style-name="P6"><text:span text:style-name="T2">Идентификатор</text:span></text:p>
          </table:table-cell>
          <table:table-cell table:style-name="Таблица1.A1" office:value-type="string">
            <text:p text:style-name="P6"><text:span text:style-name="T2">Название </text:span></text:p>
          </table:table-cell>
          <table:table-cell table:style-name="Таблица1.A1" office:value-type="string">
            <text:p text:style-name="P6"><text:span text:style-name="T2">Предусловие</text:span></text:p>
          </table:table-cell>
          <table:table-cell table:style-name="Таблица1.A1" office:value-type="string">
            <text:p text:style-name="P6"><text:span text:style-name="T2">Краткое описание</text:span></text:p>
          </table:table-cell>
          <table:table-cell table:style-name="Таблица1.A1" office:value-type="string">
            <text:p text:style-name="P6"><text:span text:style-name="T2">Шаги воспроизведения</text:span></text:p>
          </table:table-cell>
          <table:table-cell table:style-name="Таблица1.A1" office:value-type="string">
            <text:p text:style-name="P6"><text:span text:style-name="T2">Ожидаемый результат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1.</text:span></text:p>
          </table:table-cell>
          <table:table-cell table:style-name="Таблица1.A1" office:value-type="string">
            <text:p text:style-name="P6"><text:span text:style-name="T1">A/B Test Control</text:span></text:p>
          </table:table-cell>
          <table:table-cell table:style-name="Таблица1.A1" office:value-type="string">
            <text:p text:style-name="Standard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  <text:list xml:id="list5260953730602664710" text:style-name="Outline">
              <text:list-item>
                <text:list>
                  <text:list-item>
                    <text:list>
                      <text:list-item>
                        <text:h text:style-name="P1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38588287" text:continue-numbering="true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1. Проверка работоспособности функции «A/B Test Control» на сайте https://the-internet.herokuapp.com/</text:span></text:h>
                      </text:list-item>
                    </text:list>
                  </text:list-item>
                </text:list>
              </text:list-item>
            </text:list>
            <text:p text:style-name="P5"/>
          </table:table-cell>
          <table:table-cell table:style-name="Таблица1.A1" office:value-type="string">
            <text:list xml:id="list7390197189960221730" text:style-name="WWNum1">
              <text:list-item>
                <text:p text:style-name="P46"><text:span text:style-name="T1">Кликнуть по ссылке «</text:span><text:a xlink:type="simple" xlink:href="https://the-internet.herokuapp.com/abtest" text:style-name="Internet_20_link" text:visited-style-name="Visited_20_Internet_20_Link"><text:span text:style-name="T8">A/B Testing</text:span></text:a><text:span text:style-name="T1">»</text:span></text:p>
              </text:list-item>
            </text:list>
          </table:table-cell>
          <table:table-cell table:style-name="Таблица1.A1" office:value-type="string">
            <text:list xml:id="list8743057855746407038" text:style-name="WWNum2">
              <text:list-item>
                <text:p text:style-name="P51"><text:span text:style-name="T1">При переходе на страницу «</text:span><text:a xlink:type="simple" xlink:href="https://the-internet.herokuapp.com/abtest" text:style-name="Internet_20_link" text:visited-style-name="Visited_20_Internet_20_Link"><text:span text:style-name="T8">A/B Testing</text:span></text:a><text:span text:style-name="T1">» отображается определение термина «</text:span><text:a xlink:type="simple" xlink:href="https://the-internet.herokuapp.com/abtest" text:style-name="Internet_20_link" text:visited-style-name="Visited_20_Internet_20_Link"><text:span text:style-name="T8">A/B Testing</text:span></text:a><text:span text:style-name="T1">»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2. </text:span></text:p>
          </table:table-cell>
          <table:table-cell table:style-name="Таблица1.A1" office:value-type="string">
            <text:list xml:id="list38602622" text:continue-list="list38588287" text:style-name="Outline">
              <text:list-item>
                <text:list>
                  <text:list-item>
                    <text:list>
                      <text:list-item>
                        <text:h text:style-name="P29" text:outline-level="3"><text:span text:style-name="T18">Add/Remove Elements</text:span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p text:style-name="Standard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  <text:list xml:id="list38609128" text:continue-numbering="true" text:style-name="Outline">
              <text:list-item>
                <text:list>
                  <text:list-item>
                    <text:list>
                      <text:list-item>
                        <text:h text:style-name="P1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38605625" text:continue-numbering="true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1. Проверка работоспособности функции «Add/Remove Elements» на сайте </text:span><text:a xlink:type="simple" xlink:href="https://the-internet.herokuapp.com/" text:style-name="Internet_20_link" text:visited-style-name="Visited_20_Internet_20_Link"><text:span text:style-name="T15">https://the-internet.herokuapp.com/</text:span></text:a></text:h>
                      </text:list-item>
                    </text:list>
                  </text:list-item>
                </text:list>
              </text:list-item>
            </text:list>
            <text:p text:style-name="P1"/>
          </table:table-cell>
          <table:table-cell table:style-name="Таблица1.A1" office:value-type="string">
            <text:list xml:id="list2706664307541048078" text:style-name="WWNum3">
              <text:list-item>
                <text:h text:style-name="P17" text:outline-level="3"><text:span text:style-name="T18"><text:s/>Кликнуть по ссылке Add/Remove Elements.</text:span></text:h>
              </text:list-item>
              <text:list-item>
                <text:h text:style-name="P17" text:outline-level="3"><text:span text:style-name="T18"><text:s/>Кликнуть по кнопке «</text:span><text:span text:style-name="T21">Add</text:span><text:span text:style-name="T18"> </text:span><text:span text:style-name="T21">Element</text:span><text:span text:style-name="T18">» (создание нового элемента).</text:span></text:h>
              </text:list-item>
              <text:list-item>
                <text:h text:style-name="P17" text:outline-level="3"><text:span text:style-name="T18"><text:s/>Кликнуть по кнопке «</text:span><text:span text:style-name="T21">Delete</text:span><text:span text:style-name="T18">» (удаление созданного элемента).</text:span></text:h>
              </text:list-item>
            </text:list>
            <text:p text:style-name="P1"/>
          </table:table-cell>
          <table:table-cell table:style-name="Таблица1.A1" office:value-type="string">
            <text:list xml:id="list166927007418872667" text:style-name="WWNum4">
              <text:list-item>
                <text:p text:style-name="P52"><text:span text:style-name="T1">Страница открыта.</text:span></text:p>
              </text:list-item>
              <text:list-item>
                <text:p text:style-name="P52"><text:span text:style-name="T1">Дополнительный элемент создан.</text:span></text:p>
              </text:list-item>
              <text:list-item>
                <text:p text:style-name="P52"><text:span text:style-name="T1">Дополнительный элемент удален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3.</text:span></text:p>
          </table:table-cell>
          <table:table-cell table:style-name="Таблица1.A1" office:value-type="string">
            <text:p text:style-name="P6"><text:span text:style-name="T3">Entry</text:span><text:span text:style-name="T1"> </text:span><text:span text:style-name="T3">Ad</text:span><text:span text:style-name="T1"> (объявление о входе)</text:span></text:p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  <text:p text:style-name="P7"/>
          </table:table-cell>
          <table:table-cell table:style-name="Таблица1.A1" office:value-type="string">
            <text:list xml:id="list38582414" text:continue-list="list38605625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1. Проверка работоспособности функции «</text:span><text:span text:style-name="T21">Entry</text:span><text:span text:style-name="T18"> </text:span><text:span text:style-name="T21">Ad</text:span><text:span text:style-name="T18">» на сайте </text:span><text:a xlink:type="simple" xlink:href="https://the-internet.herokuapp.com/" text:style-name="Internet_20_link" text:visited-style-name="Visited_20_Internet_20_Link"><text:span text:style-name="T15">https://the-internet.herokuapp.com/</text:span></text:a></text:h>
                      </text:list-item>
                    </text:list>
                  </text:list-item>
                </text:list>
              </text:list-item>
            </text:list>
            <text:p text:style-name="P1"/>
          </table:table-cell>
          <table:table-cell table:style-name="Таблица1.A1" office:value-type="string">
            <text:list xml:id="list6376619068843927988" text:style-name="WWNum5">
              <text:list-item>
                <text:h text:style-name="P19" text:outline-level="3"><text:span text:style-name="T18">Кликнуть по ссылке «</text:span><text:span text:style-name="T21">Entry</text:span><text:span text:style-name="T18"> </text:span><text:span text:style-name="T21">Ad</text:span><text:span text:style-name="T18">».</text:span></text:h>
              </text:list-item>
              <text:list-item>
                <text:h text:style-name="P19" text:outline-level="3"><text:span text:style-name="T18">Кликнуть по кнопке «</text:span><text:span text:style-name="T21">Close</text:span><text:span text:style-name="T18">» в модальном окне страницы.</text:span></text:h>
              </text:list-item>
            </text:list>
            <text:p text:style-name="P1"/>
          </table:table-cell>
          <table:table-cell table:style-name="Таблица1.A1" office:value-type="string">
            <text:list xml:id="list1102107276461109112" text:style-name="WWNum6">
              <text:list-item>
                <text:p text:style-name="P53"><text:span text:style-name="T1">Ссылка открыта. </text:span></text:p>
              </text:list-item>
              <text:list-item>
                <text:p text:style-name="P53"><text:span text:style-name="T1">Окно удалено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4.</text:span></text:p>
          </table:table-cell>
          <table:table-cell table:style-name="Таблица1.A1" office:value-type="string">
            <text:p text:style-name="P6"><text:span text:style-name="T3">File Download </text:span><text:span text:style-name="T1">(скачивание файла).</text:span></text:p>
          </table:table-cell>
          <table:table-cell table:style-name="Таблица1.A1" office:value-type="string">
            <text:p text:style-name="P6"><text:span text:style-name="T1"><text:s/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  <text:p text:style-name="P7"/>
          </table:table-cell>
          <table:table-cell table:style-name="Таблица1.A1" office:value-type="string">
            <text:list xml:id="list38595557" text:continue-list="list38582414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1. Проверка работоспособности функции «</text:span><text:span text:style-name="T21">File</text:span><text:span text:style-name="T18"> </text:span><text:span text:style-name="T21">Download</text:span><text:span text:style-name="T18">» на сайте </text:span><text:a xlink:type="simple" xlink:href="https://the-internet.herokuapp.com/" text:style-name="Internet_20_link" text:visited-style-name="Visited_20_Internet_20_Link"><text:span text:style-name="T15">https://the-internet.herokuapp.com/</text:span></text:a></text:h>
                      </text:list-item>
                    </text:list>
                  </text:list-item>
                </text:list>
              </text:list-item>
            </text:list>
            <text:p text:style-name="P1"/>
          </table:table-cell>
          <table:table-cell table:style-name="Таблица1.A1" office:value-type="string">
            <text:list xml:id="list4869870059962928975" text:style-name="WWNum7">
              <text:list-item>
                <text:h text:style-name="P20" text:outline-level="3"><text:span text:style-name="T18">Кликнуть по ссылке «</text:span><text:span text:style-name="T21">File</text:span><text:span text:style-name="T18"> </text:span><text:span text:style-name="T21">Download</text:span><text:span text:style-name="T18">».</text:span></text:h>
              </text:list-item>
              <text:list-item>
                <text:h text:style-name="P20" text:outline-level="3"><text:span text:style-name="T18">Скачать файлы </text:span><text:span text:style-name="T21">Waterfall</text:span><text:span text:style-name="T18">.</text:span><text:span text:style-name="T21">jpg</text:span><text:span text:style-name="T18">, </text:span><text:span text:style-name="T21">TestImage</text:span><text:span text:style-name="T18">.</text:span><text:span text:style-name="T21">jpg</text:span><text:span text:style-name="T18">, 1684034092109.</text:span><text:span text:style-name="T21">jpg</text:span><text:span text:style-name="T18">, </text:span><text:span text:style-name="T21">pistas</text:span><text:span text:style-name="T18">.</text:span><text:span text:style-name="T21">txt</text:span><text:span text:style-name="T18">.</text:span></text:h>
              </text:list-item>
            </text:list>
            <text:p text:style-name="P1"/>
          </table:table-cell>
          <table:table-cell table:style-name="Таблица1.A1" office:value-type="string">
            <text:list xml:id="list9213639814494634392" text:style-name="WWNum8">
              <text:list-item>
                <text:p text:style-name="P54"><text:span text:style-name="T1">Ссылка открыта.</text:span></text:p>
              </text:list-item>
              <text:list-item>
                <text:p text:style-name="P54"><text:span text:style-name="T1">Файлы скачаны успешно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5.</text:span></text:p>
          </table:table-cell>
          <table:table-cell table:style-name="Таблица1.A1" office:value-type="string">
            <text:p text:style-name="P6"><text:span text:style-name="T3">Dropdown (</text:span><text:span text:style-name="T1">выпадающий список)</text:span></text:p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  <text:p text:style-name="P7"/>
          </table:table-cell>
          <table:table-cell table:style-name="Таблица1.A1" office:value-type="string">
            <text:list xml:id="list38592332" text:continue-list="list38595557" text:style-name="Outline">
              <text:list-item>
                <text:list>
                  <text:list-item>
                    <text:list>
                      <text:list-item>
                        <text:h text:style-name="P29" text:outline-level="3"><text:span text:style-name="T18">1. Проверка работоспособности функции «</text:span><text:span text:style-name="T21">Dropdown</text:span><text:span text:style-name="T18">» на сайте </text:span><text:a xlink:type="simple" xlink:href="https://the-internet.herokuapp.com/" text:style-name="Internet_20_link" text:visited-style-name="Visited_20_Internet_20_Link"><text:span text:style-name="T15">https://the-internet.herokuapp.com/</text:span></text:a></text:h>
                      </text:list-item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785633464050232393" text:style-name="WWNum9">
              <text:list-item>
                <text:h text:style-name="P21" text:outline-level="3"><text:span text:style-name="T18">Кликнуть по ссылке «</text:span><text:span text:style-name="T21">Dropdown</text:span><text:span text:style-name="T18">».</text:span></text:h>
              </text:list-item>
              <text:list-item>
                <text:h text:style-name="P21" text:outline-level="3"><text:span text:style-name="T18">Выбрать из выпадающего списка пункт «O</text:span><text:span text:style-name="T21">ption</text:span><text:span text:style-name="T18"> 1»</text:span></text:h>
              </text:list-item>
            </text:list>
            <text:p text:style-name="P1"/>
          </table:table-cell>
          <table:table-cell table:style-name="Таблица1.A1" office:value-type="string">
            <text:list xml:id="list8323580166557765627" text:style-name="WWNum10">
              <text:list-item>
                <text:p text:style-name="P55"><text:span text:style-name="T1">Ссылка открыта.</text:span></text:p>
              </text:list-item>
              <text:list-item>
                <text:p text:style-name="P55"><text:span text:style-name="T1">Пункт «O</text:span><text:span text:style-name="T3">ption</text:span><text:span text:style-name="T1"> 1» установлен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6. </text:span></text:p>
          </table:table-cell>
          <table:table-cell table:style-name="Таблица1.A1" office:value-type="string">
            <text:p text:style-name="P11"><text:a xlink:type="simple" xlink:href="https://the-internet.herokuapp.com/dynamic_loading" text:style-name="Internet_20_link" text:visited-style-name="Visited_20_Internet_20_Link"><text:span text:style-name="T8">Dynamic Loading</text:span></text:a><text:span text:style-name="T1"> (динамически загружаемые элементы)</text:span></text:p>
            <text:p text:style-name="P7"/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  <text:p text:style-name="P7"/>
          </table:table-cell>
          <table:table-cell table:style-name="Таблица1.A1" office:value-type="string">
            <text:p text:style-name="P4"><text:span text:style-name="T1">1. Проверка работоспособности функции «</text:span><text:a xlink:type="simple" xlink:href="https://the-internet.herokuapp.com/dynamic_loading" text:style-name="Internet_20_link" text:visited-style-name="Visited_20_Internet_20_Link"><text:span text:style-name="T8">Dynamic Loading</text:span></text:a><text:span text:style-name="T1">» на сайте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  <text:list xml:id="list38581901" text:continue-list="list38592332" text:style-name="Outline">
              <text:list-item>
                <text:list>
                  <text:list-item>
                    <text:list>
                      <text:list-item>
                        <text:h text:style-name="P1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2832436659827555924" text:style-name="WWNum11">
              <text:list-item>
                <text:p text:style-name="P47"><text:span text:style-name="T1">Кликнуть по ссылке «</text:span><text:a xlink:type="simple" xlink:href="https://the-internet.herokuapp.com/dynamic_loading" text:style-name="Internet_20_link" text:visited-style-name="Visited_20_Internet_20_Link"><text:span text:style-name="T8">Dynamic Loading</text:span></text:a><text:span text:style-name="T1">».</text:span></text:p>
              </text:list-item>
              <text:list-item>
                <text:p text:style-name="P47"><text:span text:style-name="T1">Кликнуть</text:span><text:span text:style-name="T3"> </text:span><text:span text:style-name="T1">по</text:span><text:span text:style-name="T3"> </text:span><text:span text:style-name="T1">ссылке</text:span><text:span text:style-name="T3"> «</text:span><text:a xlink:type="simple" xlink:href="https://the-internet.herokuapp.com/dynamic_loading/1" text:style-name="Internet_20_link" text:visited-style-name="Visited_20_Internet_20_Link"><text:span text:style-name="T10">Example 1: Element on page that is hidden</text:span></text:a><text:span text:style-name="T3">».</text:span></text:p>
              </text:list-item>
              <text:list-item>
                <text:p text:style-name="P47"><text:span text:style-name="T1">При переходе на страницу, кликнуть по кнопке «</text:span><text:span text:style-name="T3">S</text:span><text:span text:style-name="T1">tart».</text:span></text:p>
              </text:list-item>
            </text:list>
            <text:p text:style-name="P7"/>
          </table:table-cell>
          <table:table-cell table:style-name="Таблица1.A1" office:value-type="string">
            <text:list xml:id="list1743097873496000625" text:style-name="WWNum12">
              <text:list-item>
                <text:p text:style-name="P56"><text:span text:style-name="T1">Ссылка открыта.</text:span></text:p>
              </text:list-item>
              <text:list-item>
                <text:p text:style-name="P56"><text:span text:style-name="T1">Переход на страницу осуществлен.</text:span></text:p>
              </text:list-item>
              <text:list-item>
                <text:p text:style-name="P56"><text:span text:style-name="T1">При нажатии на кнопку «</text:span><text:span text:style-name="T3">S</text:span><text:span text:style-name="T1">tart», динамческий элемент сработал корректно. </text:span></text:p>
              </text:list-item>
            </text:list>
            <text:p text:style-name="P7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7. </text:span></text:p>
          </table:table-cell>
          <table:table-cell table:style-name="Таблица1.A1" office:value-type="string">
            <text:p text:style-name="P6"><text:span text:style-name="T3">Floating menu</text:span><text:span text:style-name="T1"> (плавающее меню)</text:span></text:p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  <text:p text:style-name="P7"/>
          </table:table-cell>
          <table:table-cell table:style-name="Таблица1.A1" office:value-type="string">
            <text:p text:style-name="P4"><text:span text:style-name="T1">1. Проверка работоспособности функции «</text:span><text:span text:style-name="T3">Floating</text:span><text:span text:style-name="T1"> </text:span><text:span text:style-name="T3">menu</text:span><text:span text:style-name="T1">» и корректность работы плавающих объектов страницы «</text:span><text:span text:style-name="T3">Home</text:span><text:span text:style-name="T1">. </text:span><text:span text:style-name="T3">News. Contact. About. » </text:span><text:span text:style-name="T1">на</text:span><text:span text:style-name="T3"> </text:span><text:span text:style-name="T1">сайте</text:span><text:span text:style-name="T3"> </text:span><text:a xlink:type="simple" xlink:href="https://the-internet.herokuapp.com/" text:style-name="Internet_20_link" text:visited-style-name="Visited_20_Internet_20_Link"><text:span text:style-name="T9">https://the-internet.herokuapp.com/</text:span></text:a></text:p>
            <text:list xml:id="list38588268" text:continue-list="list38581901" text:style-name="Outline">
              <text:list-item>
                <text:list>
                  <text:list-item>
                    <text:list>
                      <text:list-item>
                        <text:h text:style-name="P16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2323814419861622720" text:style-name="WWNum13">
              <text:list-item>
                <text:p text:style-name="P48"><text:span text:style-name="T1">Кликнуть по ссылке «</text:span><text:span text:style-name="T3">Floating</text:span><text:span text:style-name="T1"> </text:span><text:span text:style-name="T3">menu</text:span><text:span text:style-name="T1">».</text:span></text:p>
              </text:list-item>
              <text:list-item>
                <text:p text:style-name="P48"><text:span text:style-name="T1">При переходе к футеру страницы, кнопки не исчезают со страницы.</text:span></text:p>
              </text:list-item>
            </text:list>
            <text:p text:style-name="P7"/>
          </table:table-cell>
          <table:table-cell table:style-name="Таблица1.A1" office:value-type="string">
            <text:list xml:id="list1476786302678689856" text:style-name="WWNum14">
              <text:list-item>
                <text:p text:style-name="P57"><text:span text:style-name="T1">Ссылка открыта.</text:span></text:p>
              </text:list-item>
              <text:list-item>
                <text:p text:style-name="P57"><text:span text:style-name="T1">При работе с текстом на страницы, плавающее меню не исчезает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8. </text:span></text:p>
          </table:table-cell>
          <table:table-cell table:style-name="Таблица1.A1" office:value-type="string">
            <text:list xml:id="list38588445" text:continue-list="list38588268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Checkboxes</text:span></text:h>
                      </text:list-item>
                    </text:list>
                  </text:list-item>
                </text:list>
              </text:list-item>
            </text:list>
            <text:p text:style-name="Standard"><text:span text:style-name="T1">(флажки)</text:span></text:p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p text:style-name="P11"><text:span text:style-name="T3">1. </text:span><text:span text:style-name="T1">Проверка работоспособности функции «Checkboxes» и установки флажков внутри страницы на сайте </text:span><text:a xlink:type="simple" xlink:href="https://the-internet.herokuapp.com/" text:style-name="Internet_20_link" text:visited-style-name="Visited_20_Internet_20_Link"><text:span text:style-name="T9">https</text:span></text:a><text:a xlink:type="simple" xlink:href="https://the-internet.herokuapp.com/" text:style-name="Internet_20_link" text:visited-style-name="Visited_20_Internet_20_Link"><text:span text:style-name="T7">://</text:span></text:a><text:a xlink:type="simple" xlink:href="https://the-internet.herokuapp.com/" text:style-name="Internet_20_link" text:visited-style-name="Visited_20_Internet_20_Link"><text:span text:style-name="T9">the</text:span></text:a><text:a xlink:type="simple" xlink:href="https://the-internet.herokuapp.com/" text:style-name="Internet_20_link" text:visited-style-name="Visited_20_Internet_20_Link"><text:span text:style-name="T7">-</text:span></text:a><text:a xlink:type="simple" xlink:href="https://the-internet.herokuapp.com/" text:style-name="Internet_20_link" text:visited-style-name="Visited_20_Internet_20_Link"><text:span text:style-name="T9">internet</text:span></text:a><text:a xlink:type="simple" xlink:href="https://the-internet.herokuapp.com/" text:style-name="Internet_20_link" text:visited-style-name="Visited_20_Internet_20_Link"><text:span text:style-name="T7">.</text:span></text:a><text:a xlink:type="simple" xlink:href="https://the-internet.herokuapp.com/" text:style-name="Internet_20_link" text:visited-style-name="Visited_20_Internet_20_Link"><text:span text:style-name="T9">herokuapp</text:span></text:a><text:a xlink:type="simple" xlink:href="https://the-internet.herokuapp.com/" text:style-name="Internet_20_link" text:visited-style-name="Visited_20_Internet_20_Link"><text:span text:style-name="T7">.</text:span></text:a><text:a xlink:type="simple" xlink:href="https://the-internet.herokuapp.com/" text:style-name="Internet_20_link" text:visited-style-name="Visited_20_Internet_20_Link"><text:span text:style-name="T9">com</text:span></text:a><text:a xlink:type="simple" xlink:href="https://the-internet.herokuapp.com/" text:style-name="Internet_20_link" text:visited-style-name="Visited_20_Internet_20_Link"><text:span text:style-name="T7">/</text:span></text:a></text:p>
          </table:table-cell>
          <table:table-cell table:style-name="Таблица1.A1" office:value-type="string">
            <text:list xml:id="list2384520126049939159" text:style-name="WWNum15">
              <text:list-item>
                <text:h text:style-name="P22" text:outline-level="3"><text:span text:style-name="T18">Кликнуть по ссылке «Checkboxes».</text:span></text:h>
              </text:list-item>
              <text:list-item>
                <text:h text:style-name="P22" text:outline-level="3"><text:span text:style-name="T18">На открывшейся странице, установить флажки на позиции checkbox 1 и checkbox 2</text:span></text:h>
              </text:list-item>
            </text:list>
            <text:p text:style-name="P1"/>
          </table:table-cell>
          <table:table-cell table:style-name="Таблица1.A1" office:value-type="string">
            <text:list xml:id="list4590370930831287081" text:style-name="WWNum16">
              <text:list-item>
                <text:p text:style-name="P58"><text:span text:style-name="T1">Ссылка открыта.</text:span></text:p>
              </text:list-item>
              <text:list-item>
                <text:p text:style-name="P58"><text:span text:style-name="T1">Флажки установлены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">9.</text:span></text:p>
          </table:table-cell>
          <table:table-cell table:style-name="Таблица1.A1" office:value-type="string">
            <text:list xml:id="list38581899" text:continue-list="list38588445" text:style-name="Outline">
              <text:list-item>
                <text:list>
                  <text:list-item>
                    <text:list>
                      <text:list-item>
                        <text:h text:style-name="P28" text:outline-level="3"><text:span text:style-name="T18">Challenging DOM</text:span></text:h>
                      </text:list-item>
                    </text:list>
                  </text:list-item>
                </text:list>
              </text:list-item>
            </text:list>
            <text:p text:style-name="P3"/>
          </table:table-cell>
          <table:table-cell table:style-name="Таблица1.A1" office:value-type="string">
            <text:p text:style-name="P6"><text:span text:style-name="T5">Перейти на сайт </text:span><text:a xlink:type="simple" xlink:href="https://the-internet.herokuapp.com/" text:style-name="Internet_20_link" text:visited-style-name="Visited_20_Internet_20_Link"><text:span text:style-name="T14">https://the-internet.herokuapp.com/</text:span></text:a></text:p>
          </table:table-cell>
          <table:table-cell table:style-name="Таблица1.A1" office:value-type="string">
            <text:list xml:id="list1051550785124984462" text:style-name="L1">
              <text:list-item>
                <text:p text:style-name="P12"><text:span text:style-name="T1">Проверка работоспособности функции «</text:span><text:span text:style-name="T6">Challenging DOM</text:span><text:span text:style-name="T1">» и установки флажков внутри страницы на сайте </text:span><text:a xlink:type="simple" xlink:href="https://the-internet.herokuapp.com/" text:style-name="Internet_20_link" text:visited-style-name="Visited_20_Internet_20_Link"><text:span text:style-name="T9">https</text:span></text:a><text:a xlink:type="simple" xlink:href="https://the-internet.herokuapp.com/" text:style-name="Internet_20_link" text:visited-style-name="Visited_20_Internet_20_Link"><text:span text:style-name="T7">://</text:span></text:a><text:a xlink:type="simple" xlink:href="https://the-internet.herokuapp.com/" text:style-name="Internet_20_link" text:visited-style-name="Visited_20_Internet_20_Link"><text:span text:style-name="T9">the</text:span></text:a><text:a xlink:type="simple" xlink:href="https://the-internet.herokuapp.com/" text:style-name="Internet_20_link" text:visited-style-name="Visited_20_Internet_20_Link"><text:span text:style-name="T7">-</text:span></text:a><text:a xlink:type="simple" xlink:href="https://the-internet.herokuapp.com/" text:style-name="Internet_20_link" text:visited-style-name="Visited_20_Internet_20_Link"><text:span text:style-name="T9">internet</text:span></text:a><text:a xlink:type="simple" xlink:href="https://the-internet.herokuapp.com/" text:style-name="Internet_20_link" text:visited-style-name="Visited_20_Internet_20_Link"><text:span text:style-name="T7">.</text:span></text:a><text:a xlink:type="simple" xlink:href="https://the-internet.herokuapp.com/" text:style-name="Internet_20_link" text:visited-style-name="Visited_20_Internet_20_Link"><text:span text:style-name="T9">herokuapp</text:span></text:a><text:a xlink:type="simple" xlink:href="https://the-internet.herokuapp.com/" text:style-name="Internet_20_link" text:visited-style-name="Visited_20_Internet_20_Link"><text:span text:style-name="T7">.</text:span></text:a><text:a xlink:type="simple" xlink:href="https://the-internet.herokuapp.com/" text:style-name="Internet_20_link" text:visited-style-name="Visited_20_Internet_20_Link"><text:span text:style-name="T9">com</text:span></text:a><text:a xlink:type="simple" xlink:href="https://the-internet.herokuapp.com/" text:style-name="Internet_20_link" text:visited-style-name="Visited_20_Internet_20_Link"><text:span text:style-name="T7">/</text:span></text:a></text:p>
                <text:p text:style-name="P12"><text:span text:style-name="T7"/></text:p>
              </text:list-item>
            </text:list>
          </table:table-cell>
          <table:table-cell table:style-name="Таблица1.A1" office:value-type="string">
            <text:list xml:id="list1606679413351056367" text:style-name="L2">
              <text:list-item>
                <text:p text:style-name="P8">Кликнуть по кнопке <text:span text:style-name="T18">Challenging DOM.</text:span></text:p>
              </text:list-item>
              <text:list-item>
                <text:p text:style-name="P8"><text:span text:style-name="T18">Проверить кликабельность кнопок </text:span><text:span text:style-name="T21">bar,qux,baz</text:span></text:p>
              </text:list-item>
            </text:list>
          </table:table-cell>
          <table:table-cell table:style-name="Таблица1.A1" office:value-type="string">
            <text:list xml:id="list8080552836041955912" text:style-name="L3">
              <text:list-item>
                <text:p text:style-name="P9">Ссылка открыта</text:p>
              </text:list-item>
              <text:list-item>
                <text:p text:style-name="P9">Кнопки кликабельны.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10.</text:span></text:p>
          </table:table-cell>
          <table:table-cell table:style-name="Таблица1.A1" office:value-type="string">
            <text:list xml:id="list38611573" text:continue-list="list38581899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JQuery UI</text:span></text:h>
                      </text:list-item>
                    </text:list>
                  </text:list-item>
                </text:list>
              </text:list-item>
            </text:list>
            <text:p text:style-name="Standard"><text:span text:style-name="T1"><text:s/></text:span><text:span text:style-name="T3">Menus</text:span></text:p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list xml:id="list6168543240540029987" text:style-name="WWNum17">
              <text:list-item>
                <text:h text:style-name="P31" text:outline-level="3"><text:span text:style-name="T18">Проверка работоспособности ссылки «JQuery UI».</text:span></text:h>
              </text:list-item>
              <text:list-item>
                <text:h text:style-name="P31" text:outline-level="3"><text:span text:style-name="T18">Проверка работоспособности функции возврата к последовательскому интерфейсу на сайте </text:span><text:a xlink:type="simple" xlink:href="https://the-internet.herokuapp.com/" text:style-name="Internet_20_link" text:visited-style-name="Visited_20_Internet_20_Link"><text:span text:style-name="T16">https</text:span></text:a><text:a xlink:type="simple" xlink:href="https://the-internet.herokuapp.com/" text:style-name="Internet_20_link" text:visited-style-name="Visited_20_Internet_20_Link"><text:span text:style-name="T15">://</text:span></text:a><text:a xlink:type="simple" xlink:href="https://the-internet.herokuapp.com/" text:style-name="Internet_20_link" text:visited-style-name="Visited_20_Internet_20_Link"><text:span text:style-name="T16">the</text:span></text:a><text:a xlink:type="simple" xlink:href="https://the-internet.herokuapp.com/" text:style-name="Internet_20_link" text:visited-style-name="Visited_20_Internet_20_Link"><text:span text:style-name="T15">-</text:span></text:a><text:a xlink:type="simple" xlink:href="https://the-internet.herokuapp.com/" text:style-name="Internet_20_link" text:visited-style-name="Visited_20_Internet_20_Link"><text:span text:style-name="T16">internet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herokuapp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com</text:span></text:a><text:a xlink:type="simple" xlink:href="https://the-internet.herokuapp.com/" text:style-name="Internet_20_link" text:visited-style-name="Visited_20_Internet_20_Link"><text:span text:style-name="T15">/</text:span></text:a></text:h>
              </text:list-item>
            </text:list>
          </table:table-cell>
          <table:table-cell table:style-name="Таблица1.A1" office:value-type="string">
            <text:list xml:id="list8019670584089998562" text:style-name="WWNum18">
              <text:list-item>
                <text:h text:style-name="P32" text:outline-level="3"><text:span text:style-name="T18">Кликнуть по ссылке «JQuery UI».</text:span></text:h>
              </text:list-item>
              <text:list-item>
                <text:h text:style-name="P32" text:outline-level="3"><text:span text:style-name="T18">На открывшейся странице, кликнуть на кнопке </text:span><text:span text:style-name="T21">Enable</text:span><text:span text:style-name="T18">, затем </text:span><text:span text:style-name="T21">Back</text:span><text:span text:style-name="T18"> </text:span><text:span text:style-name="T21">to</text:span><text:span text:style-name="T18"> JQuery UI для возврата к меню.</text:span></text:h>
              </text:list-item>
            </text:list>
          </table:table-cell>
          <table:table-cell table:style-name="Таблица1.A1" office:value-type="string">
            <text:list xml:id="list5869235926957341643" text:style-name="WWNum19">
              <text:list-item>
                <text:p text:style-name="P59"><text:span text:style-name="T1">Ссылка открыта.</text:span></text:p>
              </text:list-item>
              <text:list-item>
                <text:p text:style-name="P59"><text:span text:style-name="T1">Возврат осуществлен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11. </text:span></text:p>
          </table:table-cell>
          <table:table-cell table:style-name="Таблица1.A1" office:value-type="string">
            <text:p text:style-name="P6"><text:span text:style-name="T3">Dinamic</text:span><text:span text:style-name="T1"> </text:span><text:span text:style-name="T3">Controls</text:span><text:span text:style-name="T1"> (динамические элементы управления)</text:span></text:p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list xml:id="list1038385720461897961" text:style-name="WWNum20">
              <text:list-item>
                <text:h text:style-name="P42" text:outline-level="4"><text:span text:style-name="T7">Проверка работоспособности ссылки «Dynamic Controls» на сайте </text:span><text:a xlink:type="simple" xlink:href="https://the-internet.herokuapp.com/" text:style-name="Internet_20_link" text:visited-style-name="Visited_20_Internet_20_Link"><text:span text:style-name="T9">https</text:span></text:a><text:a xlink:type="simple" xlink:href="https://the-internet.herokuapp.com/" text:style-name="Internet_20_link" text:visited-style-name="Visited_20_Internet_20_Link"><text:span text:style-name="T7">://</text:span></text:a><text:a xlink:type="simple" xlink:href="https://the-internet.herokuapp.com/" text:style-name="Internet_20_link" text:visited-style-name="Visited_20_Internet_20_Link"><text:span text:style-name="T9">the</text:span></text:a><text:a xlink:type="simple" xlink:href="https://the-internet.herokuapp.com/" text:style-name="Internet_20_link" text:visited-style-name="Visited_20_Internet_20_Link"><text:span text:style-name="T7">-</text:span></text:a><text:a xlink:type="simple" xlink:href="https://the-internet.herokuapp.com/" text:style-name="Internet_20_link" text:visited-style-name="Visited_20_Internet_20_Link"><text:span text:style-name="T9">internet</text:span></text:a><text:a xlink:type="simple" xlink:href="https://the-internet.herokuapp.com/" text:style-name="Internet_20_link" text:visited-style-name="Visited_20_Internet_20_Link"><text:span text:style-name="T7">.</text:span></text:a><text:a xlink:type="simple" xlink:href="https://the-internet.herokuapp.com/" text:style-name="Internet_20_link" text:visited-style-name="Visited_20_Internet_20_Link"><text:span text:style-name="T9">herokuapp</text:span></text:a><text:a xlink:type="simple" xlink:href="https://the-internet.herokuapp.com/" text:style-name="Internet_20_link" text:visited-style-name="Visited_20_Internet_20_Link"><text:span text:style-name="T7">.</text:span></text:a><text:a xlink:type="simple" xlink:href="https://the-internet.herokuapp.com/" text:style-name="Internet_20_link" text:visited-style-name="Visited_20_Internet_20_Link"><text:span text:style-name="T9">com</text:span></text:a><text:a xlink:type="simple" xlink:href="https://the-internet.herokuapp.com/" text:style-name="Internet_20_link" text:visited-style-name="Visited_20_Internet_20_Link"><text:span text:style-name="T7">/</text:span></text:a></text:h>
              </text:list-item>
            </text:list>
            <text:p text:style-name="P1"/>
            <text:list xml:id="list38598428" text:continue-list="list38611573" text:style-name="Outline">
              <text:list-item>
                <text:list>
                  <text:list-item>
                    <text:list>
                      <text:list-item>
                        <text:h text:style-name="P1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5007487380862550159" text:style-name="WWNum21">
              <text:list-item>
                <text:h text:style-name="P43" text:outline-level="4"><text:span text:style-name="T7">Кликнуть по ссылке «Dynamic Controls».</text:span></text:h>
              </text:list-item>
              <text:list-item>
                <text:p text:style-name="P45"><text:span text:style-name="T1">Установить флажок на позицию «</text:span><text:span text:style-name="T3">A</text:span><text:span text:style-name="T1"> c</text:span><text:span text:style-name="T3">heckbox</text:span><text:span text:style-name="T1">».</text:span></text:p>
              </text:list-item>
              <text:list-item>
                <text:p text:style-name="P45"><text:span text:style-name="T1">Кликнуть по кнопке «</text:span><text:span text:style-name="T3">Remove</text:span><text:span text:style-name="T1">».</text:span></text:p>
              </text:list-item>
            </text:list>
            <text:p text:style-name="P2"/>
          </table:table-cell>
          <table:table-cell table:style-name="Таблица1.A1" office:value-type="string">
            <text:list xml:id="list642841489113023262" text:style-name="WWNum22">
              <text:list-item>
                <text:p text:style-name="P60"><text:span text:style-name="T1">Ссылка открыта.</text:span></text:p>
              </text:list-item>
              <text:list-item>
                <text:p text:style-name="P60"><text:span text:style-name="T1">Флажок установлен.</text:span></text:p>
              </text:list-item>
              <text:list-item>
                <text:p text:style-name="P60"><text:span text:style-name="T1">После добавления появилась надпись «</text:span><text:span text:style-name="T3">It’s</text:span><text:span text:style-name="T1"> </text:span><text:span text:style-name="T3">gone</text:span><text:span text:style-name="T1">!»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2</text:span><text:span text:style-name="T1">.</text:span></text:p>
          </table:table-cell>
          <table:table-cell table:style-name="Таблица1.A1" office:value-type="string">
            <text:list xml:id="list38600242" text:continue-list="list38598428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Shifting Content (меняющийся контент).</text:span></text:h>
                      </text:list-item>
                    </text:list>
                  </text:list-item>
                </text:list>
              </text:list-item>
            </text:list>
            <text:p text:style-name="P1"/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list xml:id="list5891224772019066392" text:style-name="WWNum23">
              <text:list-item>
                <text:h text:style-name="P34" text:outline-level="3"><text:span text:style-name="T18">Проверка работоспособности функции «Shifting Content» на сайте </text:span><text:a xlink:type="simple" xlink:href="https://the-internet.herokuapp.com/" text:style-name="Internet_20_link" text:visited-style-name="Visited_20_Internet_20_Link"><text:span text:style-name="T16">https</text:span></text:a><text:a xlink:type="simple" xlink:href="https://the-internet.herokuapp.com/" text:style-name="Internet_20_link" text:visited-style-name="Visited_20_Internet_20_Link"><text:span text:style-name="T15">://</text:span></text:a><text:a xlink:type="simple" xlink:href="https://the-internet.herokuapp.com/" text:style-name="Internet_20_link" text:visited-style-name="Visited_20_Internet_20_Link"><text:span text:style-name="T16">the</text:span></text:a><text:a xlink:type="simple" xlink:href="https://the-internet.herokuapp.com/" text:style-name="Internet_20_link" text:visited-style-name="Visited_20_Internet_20_Link"><text:span text:style-name="T15">-</text:span></text:a><text:a xlink:type="simple" xlink:href="https://the-internet.herokuapp.com/" text:style-name="Internet_20_link" text:visited-style-name="Visited_20_Internet_20_Link"><text:span text:style-name="T16">internet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herokuapp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com</text:span></text:a><text:a xlink:type="simple" xlink:href="https://the-internet.herokuapp.com/" text:style-name="Internet_20_link" text:visited-style-name="Visited_20_Internet_20_Link"><text:span text:style-name="T15">/</text:span></text:a></text:h>
              </text:list-item>
            </text:list>
            <text:list xml:id="list38612818" text:continue-list="list38600242" text:style-name="Outline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4620646578723735141" text:style-name="WWNum24">
              <text:list-item>
                <text:h text:style-name="P24" text:outline-level="3"><text:span text:style-name="T18">Кликнуть по ссылке «Shifting Content».</text:span></text:h>
              </text:list-item>
              <text:list-item>
                <text:h text:style-name="P24" text:outline-level="3"><text:span text:style-name="T18">Кликнуть</text:span><text:span text:style-name="T21"> </text:span><text:span text:style-name="T18">по</text:span><text:span text:style-name="T21"> </text:span><text:span text:style-name="T18">ссылке</text:span><text:span text:style-name="T21"> «</text:span><text:a xlink:type="simple" xlink:href="https://the-internet.herokuapp.com/shifting_content/menu" text:style-name="Internet_20_link" text:visited-style-name="Visited_20_Internet_20_Link"><text:span text:style-name="T17">Example 1: Menu Element</text:span></text:a><text:span text:style-name="T21">».</text:span></text:h>
              </text:list-item>
              <text:list-item>
                <text:h text:style-name="P24" text:outline-level="3"><text:span text:style-name="T18">Кликнуть по кнопке «</text:span><text:span text:style-name="T21">Contact</text:span><text:span text:style-name="T18"> </text:span><text:span text:style-name="T21">Us</text:span><text:span text:style-name="T18">»</text:span></text:h>
              </text:list-item>
            </text:list>
            <text:p text:style-name="P1"/>
          </table:table-cell>
          <table:table-cell table:style-name="Таблица1.A1" office:value-type="string">
            <text:list xml:id="list3618748392479818917" text:style-name="WWNum25">
              <text:list-item>
                <text:p text:style-name="P61"><text:span text:style-name="T1">Ссылка открыта.</text:span></text:p>
              </text:list-item>
              <text:list-item>
                <text:p text:style-name="P61"><text:span text:style-name="T1">Меню элемента открыто.</text:span></text:p>
              </text:list-item>
              <text:list-item>
                <text:p text:style-name="P61"><text:span text:style-name="T1">Открылась страница с надписью «</text:span><text:span text:style-name="T3">Not</text:span><text:span text:style-name="T1"> </text:span><text:span text:style-name="T3">Found</text:span><text:span text:style-name="T1">»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3</text:span><text:span text:style-name="T1">.</text:span></text:p>
          </table:table-cell>
          <table:table-cell table:style-name="Таблица1.A1" office:value-type="string">
            <text:list xml:id="list38592635" text:continue-list="list38612818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WYSIWYG Editor</text:span></text:h>
                      </text:list-item>
                    </text:list>
                  </text:list-item>
                </text:list>
              </text:list-item>
            </text:list>
            <text:p text:style-name="P1"/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list xml:id="list8957110142692086985" text:style-name="WWNum26">
              <text:list-item>
                <text:h text:style-name="P35" text:outline-level="3"><text:span text:style-name="T18">Проверка работоспособности функции «WYSIWYG Editor» на сайте </text:span><text:a xlink:type="simple" xlink:href="https://the-internet.herokuapp.com/" text:style-name="Internet_20_link" text:visited-style-name="Visited_20_Internet_20_Link"><text:span text:style-name="T16">https</text:span></text:a><text:a xlink:type="simple" xlink:href="https://the-internet.herokuapp.com/" text:style-name="Internet_20_link" text:visited-style-name="Visited_20_Internet_20_Link"><text:span text:style-name="T15">://</text:span></text:a><text:a xlink:type="simple" xlink:href="https://the-internet.herokuapp.com/" text:style-name="Internet_20_link" text:visited-style-name="Visited_20_Internet_20_Link"><text:span text:style-name="T16">the</text:span></text:a><text:a xlink:type="simple" xlink:href="https://the-internet.herokuapp.com/" text:style-name="Internet_20_link" text:visited-style-name="Visited_20_Internet_20_Link"><text:span text:style-name="T15">-</text:span></text:a><text:a xlink:type="simple" xlink:href="https://the-internet.herokuapp.com/" text:style-name="Internet_20_link" text:visited-style-name="Visited_20_Internet_20_Link"><text:span text:style-name="T16">internet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herokuapp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com</text:span></text:a><text:a xlink:type="simple" xlink:href="https://the-internet.herokuapp.com/" text:style-name="Internet_20_link" text:visited-style-name="Visited_20_Internet_20_Link"><text:span text:style-name="T15">/</text:span></text:a></text:h>
              </text:list-item>
            </text:list>
          </table:table-cell>
          <table:table-cell table:style-name="Таблица1.A1" office:value-type="string">
            <text:list xml:id="list8323583308445884693" text:style-name="WWNum27">
              <text:list-item>
                <text:h text:style-name="P36" text:outline-level="3"><text:span text:style-name="T18">Кликнуть по ссылке «WYSIWYG Editor».</text:span></text:h>
              </text:list-item>
              <text:list-item>
                <text:h text:style-name="P36" text:outline-level="3"><text:span text:style-name="T18">Установить параметр расположения текста – </text:span><text:span text:style-name="T21">Center</text:span><text:span text:style-name="T18">. (Выбрать в выпадающем списке «</text:span><text:span text:style-name="T21">Paragraf</text:span><text:span text:style-name="T18">» пункт «</text:span><text:span text:style-name="T21">Align</text:span><text:span text:style-name="T18">», затем – </text:span><text:span text:style-name="T21">Center</text:span><text:span text:style-name="T18">)</text:span></text:h>
              </text:list-item>
            </text:list>
          </table:table-cell>
          <table:table-cell table:style-name="Таблица1.A1" office:value-type="string">
            <text:list xml:id="list3883522117688640392" text:style-name="WWNum28">
              <text:list-item>
                <text:p text:style-name="P62"><text:span text:style-name="T1">Ссылка открыта.</text:span></text:p>
              </text:list-item>
              <text:list-item>
                <text:p text:style-name="P62"><text:span text:style-name="T1">Параметр установлен корректно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14.</text:span></text:p>
          </table:table-cell>
          <table:table-cell table:style-name="Таблица1.A1" office:value-type="string">
            <text:p text:style-name="P6"><text:span text:style-name="T3">Forgot Password</text:span></text:p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list xml:id="list6142588635060479251" text:style-name="WWNum39">
              <text:list-item>
                <text:h text:style-name="P13" text:outline-level="1"><text:span text:style-name="T12">Проверка работоспособности функции «</text:span><text:span text:style-name="T13">Forgot</text:span><text:span text:style-name="T12"> </text:span><text:span text:style-name="T13">Password</text:span><text:span text:style-name="T12">» на сайте </text:span><text:a xlink:type="simple" xlink:href="https://the-internet.herokuapp.com/" text:style-name="Internet_20_link" text:visited-style-name="Visited_20_Internet_20_Link"><text:span text:style-name="T13">https</text:span></text:a><text:a xlink:type="simple" xlink:href="https://the-internet.herokuapp.com/" text:style-name="Internet_20_link" text:visited-style-name="Visited_20_Internet_20_Link"><text:span text:style-name="T12">://</text:span></text:a><text:a xlink:type="simple" xlink:href="https://the-internet.herokuapp.com/" text:style-name="Internet_20_link" text:visited-style-name="Visited_20_Internet_20_Link"><text:span text:style-name="T13">the</text:span></text:a><text:a xlink:type="simple" xlink:href="https://the-internet.herokuapp.com/" text:style-name="Internet_20_link" text:visited-style-name="Visited_20_Internet_20_Link"><text:span text:style-name="T12">-</text:span></text:a><text:a xlink:type="simple" xlink:href="https://the-internet.herokuapp.com/" text:style-name="Internet_20_link" text:visited-style-name="Visited_20_Internet_20_Link"><text:span text:style-name="T13">internet</text:span></text:a><text:a xlink:type="simple" xlink:href="https://the-internet.herokuapp.com/" text:style-name="Internet_20_link" text:visited-style-name="Visited_20_Internet_20_Link"><text:span text:style-name="T12">.</text:span></text:a><text:a xlink:type="simple" xlink:href="https://the-internet.herokuapp.com/" text:style-name="Internet_20_link" text:visited-style-name="Visited_20_Internet_20_Link"><text:span text:style-name="T13">herokuapp</text:span></text:a><text:a xlink:type="simple" xlink:href="https://the-internet.herokuapp.com/" text:style-name="Internet_20_link" text:visited-style-name="Visited_20_Internet_20_Link"><text:span text:style-name="T12">.</text:span></text:a><text:a xlink:type="simple" xlink:href="https://the-internet.herokuapp.com/" text:style-name="Internet_20_link" text:visited-style-name="Visited_20_Internet_20_Link"><text:span text:style-name="T13">com</text:span></text:a><text:a xlink:type="simple" xlink:href="https://the-internet.herokuapp.com/" text:style-name="Internet_20_link" text:visited-style-name="Visited_20_Internet_20_Link"><text:span text:style-name="T12">/</text:span></text:a></text:h>
              </text:list-item>
            </text:list>
            <text:list xml:id="list38598744" text:continue-list="list38592635" text:style-name="Outline">
              <text:list-item>
                <text:list>
                  <text:list-item>
                    <text:list>
                      <text:list-item>
                        <text:h text:style-name="P1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6773463456061776187" text:style-name="WWNum29">
              <text:list-item>
                <text:h text:style-name="P26" text:outline-level="3"><text:span text:style-name="T18">Кликнуть по ссылке «</text:span><text:span text:style-name="T21">Forgot</text:span><text:span text:style-name="T18"> </text:span><text:span text:style-name="T21">Password</text:span><text:span text:style-name="T18">».</text:span></text:h>
              </text:list-item>
              <text:list-item>
                <text:h text:style-name="P26" text:outline-level="3"><text:span text:style-name="T18">Ввести в поле </text:span><text:span text:style-name="T21">e</text:span><text:span text:style-name="T18">-</text:span><text:span text:style-name="T21">mail</text:span><text:span text:style-name="T18">.</text:span></text:h>
              </text:list-item>
              <text:list-item>
                <text:h text:style-name="P26" text:outline-level="3"><text:span text:style-name="T18">Кликнуть по кнопке «</text:span><text:span text:style-name="T21">Retriave</text:span><text:span text:style-name="T18"> </text:span><text:span text:style-name="T21">password</text:span><text:span text:style-name="T18">»</text:span></text:h>
              </text:list-item>
            </text:list>
            <text:p text:style-name="P1"/>
          </table:table-cell>
          <table:table-cell table:style-name="Таблица1.A1" office:value-type="string">
            <text:p text:style-name="P68"/>
            <text:list xml:id="list3819142583701574971" text:style-name="WWNum40">
              <text:list-item>
                <text:p text:style-name="P63"><text:span text:style-name="T1">Ссылка открыта.</text:span></text:p>
              </text:list-item>
              <text:list-item>
                <text:p text:style-name="P63"><text:span text:style-name="T3">E-mail </text:span><text:span text:style-name="T1">введен.</text:span></text:p>
              </text:list-item>
              <text:list-item>
                <text:p text:style-name="P63"><text:span text:style-name="T1">После клика по кнопке открылась страница с надписью «Internal Server Error»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15.</text:span></text:p>
          </table:table-cell>
          <table:table-cell table:style-name="Таблица1.A1" office:value-type="string">
            <text:p text:style-name="P6"><text:span text:style-name="T3">Status codes</text:span></text:p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list xml:id="list9156447179027837152" text:style-name="WWNum30">
              <text:list-item>
                <text:h text:style-name="P38" text:outline-level="3"><text:span text:style-name="T18">Проверка работоспособности функции «Status Codes» на сайте </text:span><text:a xlink:type="simple" xlink:href="https://the-internet.herokuapp.com/" text:style-name="Internet_20_link" text:visited-style-name="Visited_20_Internet_20_Link"><text:span text:style-name="T16">https</text:span></text:a><text:a xlink:type="simple" xlink:href="https://the-internet.herokuapp.com/" text:style-name="Internet_20_link" text:visited-style-name="Visited_20_Internet_20_Link"><text:span text:style-name="T15">://</text:span></text:a><text:a xlink:type="simple" xlink:href="https://the-internet.herokuapp.com/" text:style-name="Internet_20_link" text:visited-style-name="Visited_20_Internet_20_Link"><text:span text:style-name="T16">the</text:span></text:a><text:a xlink:type="simple" xlink:href="https://the-internet.herokuapp.com/" text:style-name="Internet_20_link" text:visited-style-name="Visited_20_Internet_20_Link"><text:span text:style-name="T15">-</text:span></text:a><text:a xlink:type="simple" xlink:href="https://the-internet.herokuapp.com/" text:style-name="Internet_20_link" text:visited-style-name="Visited_20_Internet_20_Link"><text:span text:style-name="T16">internet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herokuapp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com</text:span></text:a><text:a xlink:type="simple" xlink:href="https://the-internet.herokuapp.com/" text:style-name="Internet_20_link" text:visited-style-name="Visited_20_Internet_20_Link"><text:span text:style-name="T15">/</text:span></text:a></text:h>
              </text:list-item>
            </text:list>
            <text:list xml:id="list38601730" text:continue-list="list38598744" text:style-name="Outline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A1" office:value-type="string">
            <text:list xml:id="list7286239230163423984" text:style-name="WWNum31">
              <text:list-item>
                <text:p text:style-name="P64"><text:span text:style-name="T1">Кликнуть по кнопке «Status Codes».</text:span></text:p>
              </text:list-item>
              <text:list-item>
                <text:p text:style-name="P64"><text:span text:style-name="T1">Кликнуть по кнопке «200».</text:span></text:p>
              </text:list-item>
            </text:list>
          </table:table-cell>
          <table:table-cell table:style-name="Таблица1.A1" office:value-type="string">
            <text:list xml:id="list6626575629927433193" text:style-name="WWNum32">
              <text:list-item>
                <text:p text:style-name="P65"><text:span text:style-name="T1">Ссылка открыта.</text:span></text:p>
              </text:list-item>
              <text:list-item>
                <text:p text:style-name="P65"><text:span text:style-name="T1">Страница вернула код состояния 200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16.</text:span></text:p>
          </table:table-cell>
          <table:table-cell table:style-name="Таблица1.A1" office:value-type="string">
            <text:p text:style-name="P11"><text:a xlink:type="simple" xlink:href="https://the-internet.herokuapp.com/windows" text:style-name="Internet_20_link" text:visited-style-name="Visited_20_Internet_20_Link"><text:span text:style-name="T8">Multiple Windows</text:span></text:a></text:p>
            <text:p text:style-name="P7"/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list xml:id="list6105626733367200841" text:style-name="WWNum33">
              <text:list-item>
                <text:p text:style-name="P49"><text:span text:style-name="T1">Проверка работоспособности функции «</text:span><text:a xlink:type="simple" xlink:href="https://the-internet.herokuapp.com/windows" text:style-name="Internet_20_link" text:visited-style-name="Visited_20_Internet_20_Link"><text:span text:style-name="T8">Multiple Windows</text:span></text:a><text:span text:style-name="T1">» на сайте </text:span><text:a xlink:type="simple" xlink:href="https://the-internet.herokuapp.com/" text:style-name="Internet_20_link" text:visited-style-name="Visited_20_Internet_20_Link"><text:span text:style-name="T9">https</text:span></text:a><text:a xlink:type="simple" xlink:href="https://the-internet.herokuapp.com/" text:style-name="Internet_20_link" text:visited-style-name="Visited_20_Internet_20_Link"><text:span text:style-name="T7">://</text:span></text:a><text:a xlink:type="simple" xlink:href="https://the-internet.herokuapp.com/" text:style-name="Internet_20_link" text:visited-style-name="Visited_20_Internet_20_Link"><text:span text:style-name="T9">the</text:span></text:a><text:a xlink:type="simple" xlink:href="https://the-internet.herokuapp.com/" text:style-name="Internet_20_link" text:visited-style-name="Visited_20_Internet_20_Link"><text:span text:style-name="T7">-</text:span></text:a><text:a xlink:type="simple" xlink:href="https://the-internet.herokuapp.com/" text:style-name="Internet_20_link" text:visited-style-name="Visited_20_Internet_20_Link"><text:span text:style-name="T9">internet</text:span></text:a><text:a xlink:type="simple" xlink:href="https://the-internet.herokuapp.com/" text:style-name="Internet_20_link" text:visited-style-name="Visited_20_Internet_20_Link"><text:span text:style-name="T7">.</text:span></text:a><text:a xlink:type="simple" xlink:href="https://the-internet.herokuapp.com/" text:style-name="Internet_20_link" text:visited-style-name="Visited_20_Internet_20_Link"><text:span text:style-name="T9">herokuapp</text:span></text:a><text:a xlink:type="simple" xlink:href="https://the-internet.herokuapp.com/" text:style-name="Internet_20_link" text:visited-style-name="Visited_20_Internet_20_Link"><text:span text:style-name="T7">.</text:span></text:a><text:a xlink:type="simple" xlink:href="https://the-internet.herokuapp.com/" text:style-name="Internet_20_link" text:visited-style-name="Visited_20_Internet_20_Link"><text:span text:style-name="T9">com</text:span></text:a><text:a xlink:type="simple" xlink:href="https://the-internet.herokuapp.com/" text:style-name="Internet_20_link" text:visited-style-name="Visited_20_Internet_20_Link"><text:span text:style-name="T7">/</text:span></text:a></text:p>
              </text:list-item>
            </text:list>
          </table:table-cell>
          <table:table-cell table:style-name="Таблица1.A1" office:value-type="string">
            <text:list xml:id="list4360204825611831996" text:style-name="WWNum34">
              <text:list-item>
                <text:p text:style-name="P50"><text:span text:style-name="T1">Кликнуть по кнопке «</text:span><text:a xlink:type="simple" xlink:href="https://the-internet.herokuapp.com/windows" text:style-name="Internet_20_link" text:visited-style-name="Visited_20_Internet_20_Link"><text:span text:style-name="T8">Multiple Windows</text:span></text:a><text:span text:style-name="T1">».</text:span></text:p>
              </text:list-item>
              <text:list-item>
                <text:p text:style-name="P50"><text:span text:style-name="T1">Кликнуть по кнопке «</text:span><text:a xlink:type="simple" xlink:href="https://the-internet.herokuapp.com/windows/new" text:style-name="Internet_20_link" text:visited-style-name="Visited_20_Internet_20_Link"><text:span text:style-name="T8">Click Here</text:span></text:a><text:span text:style-name="T1">».</text:span></text:p>
              </text:list-item>
            </text:list>
            <text:p text:style-name="P7"/>
          </table:table-cell>
          <table:table-cell table:style-name="Таблица1.A1" office:value-type="string">
            <text:list xml:id="list4972878933875706654" text:style-name="WWNum35">
              <text:list-item>
                <text:p text:style-name="P66"><text:span text:style-name="T1">Ссылка открыта.</text:span></text:p>
              </text:list-item>
              <text:list-item>
                <text:p text:style-name="P66"><text:span text:style-name="T1">Открылось новое окно с надписью «</text:span><text:span text:style-name="T3">New</text:span><text:span text:style-name="T1"> </text:span><text:span text:style-name="T3">Window</text:span><text:span text:style-name="T1">».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17.</text:span></text:p>
          </table:table-cell>
          <table:table-cell table:style-name="Таблица1.A1" office:value-type="string">
            <text:list xml:id="list38610902" text:continue-list="list38601730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8">Drag and Drop</text:span></text:h>
                      </text:list-item>
                    </text:list>
                  </text:list-item>
                </text:list>
              </text:list-item>
            </text:list>
            <text:p text:style-name="P1"/>
          </table:table-cell>
          <table:table-cell table:style-name="Таблица1.A1" office:value-type="string">
            <text:p text:style-name="P6"><text:span text:style-name="T1">Перейти на сайт </text:span><text:a xlink:type="simple" xlink:href="https://the-internet.herokuapp.com/" text:style-name="Internet_20_link" text:visited-style-name="Visited_20_Internet_20_Link"><text:span text:style-name="T7">https://the-internet.herokuapp.com/</text:span></text:a></text:p>
          </table:table-cell>
          <table:table-cell table:style-name="Таблица1.A1" office:value-type="string">
            <text:list xml:id="list3245632900672077619" text:style-name="WWNum36">
              <text:list-item>
                <text:h text:style-name="P39" text:outline-level="3"><text:span text:style-name="T18">Проверка работоспособности функции «Drag and Drop» на сайте </text:span><text:a xlink:type="simple" xlink:href="https://the-internet.herokuapp.com/" text:style-name="Internet_20_link" text:visited-style-name="Visited_20_Internet_20_Link"><text:span text:style-name="T16">https</text:span></text:a><text:a xlink:type="simple" xlink:href="https://the-internet.herokuapp.com/" text:style-name="Internet_20_link" text:visited-style-name="Visited_20_Internet_20_Link"><text:span text:style-name="T15">://</text:span></text:a><text:a xlink:type="simple" xlink:href="https://the-internet.herokuapp.com/" text:style-name="Internet_20_link" text:visited-style-name="Visited_20_Internet_20_Link"><text:span text:style-name="T16">the</text:span></text:a><text:a xlink:type="simple" xlink:href="https://the-internet.herokuapp.com/" text:style-name="Internet_20_link" text:visited-style-name="Visited_20_Internet_20_Link"><text:span text:style-name="T15">-</text:span></text:a><text:a xlink:type="simple" xlink:href="https://the-internet.herokuapp.com/" text:style-name="Internet_20_link" text:visited-style-name="Visited_20_Internet_20_Link"><text:span text:style-name="T16">internet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herokuapp</text:span></text:a><text:a xlink:type="simple" xlink:href="https://the-internet.herokuapp.com/" text:style-name="Internet_20_link" text:visited-style-name="Visited_20_Internet_20_Link"><text:span text:style-name="T15">.</text:span></text:a><text:a xlink:type="simple" xlink:href="https://the-internet.herokuapp.com/" text:style-name="Internet_20_link" text:visited-style-name="Visited_20_Internet_20_Link"><text:span text:style-name="T16">com</text:span></text:a><text:a xlink:type="simple" xlink:href="https://the-internet.herokuapp.com/" text:style-name="Internet_20_link" text:visited-style-name="Visited_20_Internet_20_Link"><text:span text:style-name="T15">/</text:span></text:a><text:span text:style-name="T18">» </text:span></text:h>
              </text:list-item>
            </text:list>
          </table:table-cell>
          <table:table-cell table:style-name="Таблица1.A1" office:value-type="string">
            <text:list xml:id="list6158304677634358118" text:style-name="WWNum37">
              <text:list-item>
                <text:h text:style-name="P27" text:outline-level="3"><text:span text:style-name="T18">Кликнуть по кнопке «Drag and Drop».</text:span></text:h>
              </text:list-item>
            </text:list>
            <text:list xml:id="list38594207" text:continue-list="list3245632900672077619" text:style-name="WWNum36">
              <text:list-item>
                <text:p text:style-name="P44"><text:span text:style-name="T1">Перетащить квадрат А на позицию В.</text:span></text:p>
              </text:list-item>
            </text:list>
          </table:table-cell>
          <table:table-cell table:style-name="Таблица1.A1" office:value-type="string">
            <text:list xml:id="list6640272633109203032" text:style-name="WWNum38">
              <text:list-item>
                <text:p text:style-name="P67"><text:span text:style-name="T1">Ссылка открыта.</text:span></text:p>
              </text:list-item>
              <text:list-item>
                <text:p text:style-name="P67"><text:span text:style-name="T1">Квадраты А и В поменялись местами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name-complex="F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2f5496" style:font-name="Calibri Light" fo:font-style="italic" style:font-style-asian="italic" style:font-name-complex="F" style:font-style-complex="italic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ListLabel_20_1" style:display-name="ListLabel 1" style:family="text">
      <style:text-properties fo:color="#00000a" fo:font-size="12pt" fo:font-weight="bold" style:font-size-asian="12pt" style:font-weight-asian="bold" style:font-name-complex="Times New Roman1"/>
    </style:style>
    <style:style style:name="ListLabel_20_2" style:display-name="ListLabel 2" style:family="text">
      <style:text-properties fo:color="#00000a" fo:font-size="12pt" style:font-size-asian="12pt" style:font-name-complex="Times New Roman1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color="#00000a" fo:font-size="11pt" fo:font-weight="normal" style:font-size-asian="11pt" style:font-weight-asian="normal" style:font-name-complex="Times New Roman1"/>
    </style:style>
    <style:style style:name="ListLabel_20_5" style:display-name="ListLabel 5" style:family="text">
      <style:text-properties fo:color="#2f5496" fo:font-size="11pt" fo:font-weight="bold" style:font-size-asian="11pt" style:font-weight-asian="bold" style:font-name-complex="Times New Roman1"/>
    </style:style>
    <style:style style:name="ListLabel_20_6" style:display-name="ListLabel 6" style:family="text">
      <style:text-properties fo:color="#00000a" fo:font-weight="normal" style:font-name-asian="Times New Roman1" style:font-weight-asian="normal" style:font-name-complex="Times New Roman1"/>
    </style:style>
    <style:style style:name="ListLabel_20_7" style:display-name="ListLabel 7" style:family="text">
      <style:text-properties fo:color="#00000a" fo:font-weight="bold" style:font-weight-asian="bold" style:font-name-complex="Times New Roman1"/>
    </style:style>
    <style:style style:name="ListLabel_20_8" style:display-name="ListLabel 8" style:family="text">
      <style:text-properties fo:color="#00000a" fo:font-size="13.5pt" style:font-size-asian="13.5pt" style:font-name-complex="Times New Roman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chicoom@mail.ru</meta:initial-creator>
    <meta:editing-cycles>2</meta:editing-cycles>
    <meta:creation-date>2023-06-29T20:46:00</meta:creation-date>
    <dc:date>2023-06-30T18:35:11.25</dc:date>
    <meta:editing-duration>PT1S</meta:editing-duration>
    <meta:generator>OpenOffice/4.1.10$Win32 OpenOffice.org_project/4110m2$Build-9807</meta:generator>
    <meta:document-statistic meta:table-count="1" meta:image-count="0" meta:object-count="0" meta:page-count="1" meta:paragraph-count="153" meta:word-count="786" meta:character-count="61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